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/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AyantDroit" style:family="table">
      <style:table-properties style:width="17cm" table:align="margins"/>
    </style:style>
    <style:style style:name="tabAyantDroit.A" style:family="table-column">
      <style:table-column-properties style:column-width="4.621cm" style:rel-column-width="17814*"/>
    </style:style>
    <style:style style:name="tabAyantDroit.B" style:family="table-column">
      <style:table-column-properties style:column-width="12.379cm" style:rel-column-width="47721*"/>
    </style:style>
    <style:style style:name="tabAyantDroit.1" style:family="table-row">
      <style:table-row-properties style:row-height="0.101cm"/>
    </style:style>
    <style:style style:name="tabAyantDroit.A1" style:family="table-cell">
      <style:table-cell-properties fo:padding="0.097cm" fo:border="none"/>
    </style:style>
    <style:style style:name="tabAyantDroit.2" style:family="table-row">
      <style:table-row-properties style:row-height="0.64cm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13.309cm" style:rel-column-width="51266*"/>
    </style:style>
    <style:style style:name="Tableau2.B" style:family="table-column">
      <style:table-column-properties style:column-width="1.296cm" style:rel-column-width="4994*"/>
    </style:style>
    <style:style style:name="Tableau2.C" style:family="table-column">
      <style:table-column-properties style:column-width="2.408cm" style:rel-column-width="927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8.467cm" style:rel-column-width="32614*"/>
    </style:style>
    <style:style style:name="Tableau3.B" style:family="table-column">
      <style:table-column-properties style:column-width="2.037cm" style:rel-column-width="7847*"/>
    </style:style>
    <style:style style:name="Tableau3.C" style:family="table-column">
      <style:table-column-properties style:column-width="1.27cm" style:rel-column-width="4892*"/>
    </style:style>
    <style:style style:name="Tableau3.D" style:family="table-column">
      <style:table-column-properties style:column-width="1.535cm" style:rel-column-width="5911*"/>
    </style:style>
    <style:style style:name="Tableau3.E" style:family="table-column">
      <style:table-column-properties style:column-width="1.296cm" style:rel-column-width="4994*"/>
    </style:style>
    <style:style style:name="Tableau3.F" style:family="table-column">
      <style:table-column-properties style:column-width="2.408cm" style:rel-column-width="9277*"/>
    </style:style>
    <style:style style:name="Tableau3.A1" style:family="table-cell">
      <style:table-cell-properties fo:padding="0.097cm" fo:border="none"/>
    </style:style>
    <style:style style:name="P1" style:family="paragraph" style:parent-style-name="Standard">
      <style:paragraph-properties fo:line-height="100%"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0.75cm"/>
      <style:text-properties style:font-name="Arial"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line-height="100%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00%" fo:text-align="end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0.75cm"/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DefaultSol">
      <style:paragraph-properties fo:line-height="100%"/>
      <style:text-properties style:font-name="Arial" fo:font-size="11pt" style:font-size-asian="11pt" style:font-size-complex="11pt"/>
    </style:style>
    <style:style style:name="P11" style:family="paragraph" style:parent-style-name="Table_20_Contents">
      <style:text-properties style:font-name="Arial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3" style:family="paragraph" style:parent-style-name="Table_20_Contents">
      <style:paragraph-properties fo:line-height="100%" fo:text-align="end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DefaultMembreFamilles">
      <style:text-properties style:font-name="Arial"/>
    </style:style>
    <style:style style:name="P17" style:family="paragraph" style:parent-style-name="Standard" style:master-page-name="">
      <style:paragraph-properties fo:line-height="100%" fo:text-align="start" style:justify-single-word="false" style:page-number="auto" fo:keep-with-next="always"/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Consolas" style:font-name-complex="Consolas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name-asian="Consolas" style:font-weight-asian="normal" style:font-name-complex="Consolas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AyantDroit" table:style-name="tabAyantDroit">
        <table:table-column table:style-name="tabAyantDroit.A"/>
        <table:table-column table:style-name="tabAyantDroit.B"/>
        <table:table-row table:style-name="tabAyantDroit.1">
          <table:table-cell table:style-name="tabAyantDroit.A1" office:value-type="string">
            <text:p text:style-name="P11"/>
          </table:table-cell>
          <table:table-cell table:style-name="tabAyantDroit.A1" office:value-type="string">
            <text:p text:style-name="P11"/>
          </table:table-cell>
        </table:table-row>
        <table:table-row table:style-name="tabAyantDroit.2">
          <table:table-cell table:style-name="tabAyantDroit.A1" office:value-type="string">
            <text:p text:style-name="P11">%{ayantDroit}%%=AYANT_DROIT_LIBELLE=%</text:p>
          </table:table-cell>
          <table:table-cell table:style-name="tabAyantDroit.A1" office:value-type="string">
            <text:p text:style-name="P11">%=AYANT_DROIT=%</text:p>
          </table:table-cell>
        </table:table-row>
      </table:table>
      <text:p text:style-name="P16"/>
      <text:p text:style-name="P2">%=remLineWhenBlank(RECAP_PC_TITRE,1)=%</text:p>
      <text:p text:style-name="P4">%=remLineWhenBlank(RECAP_PC_TEXTE,1)=%</text:p>
      <text:p text:style-name="P4"/>
      <text:p text:style-name="P5"/>
      <text:p text:style-name="P10"><text:span text:style-name="T2">%#include </text:span><text:span text:style-name="T1">blocRecapPca</text:span><text:span text:style-name="T2">#%</text:span></text:p>
      <text:p text:style-name="P10"><text:span text:style-name="T2">%#include </text:span><text:span text:style-name="T1">blocPrestVerses</text:span><text:span text:style-name="T2">#%</text:span></text:p>
      <text:p text:style-name="P10"><text:span text:style-name="T2">%#include </text:span><text:span text:style-name="T3">blocCreanciers</text:span><text:span text:style-name="T2">#%</text:span></text:p>
      <text:p text:style-name="P10"><text:span text:style-name="T2">%#include </text:span><text:span text:style-name="T3">blocDettes</text:span><text:span text:style-name="T2">#%</text:span></text:p>
      <text:p text:style-name="P9">%=remLineWhenBlank(ALLOCNOEL_TITRE,1)=%</text:p>
      <text:p text:style-name="P3">%=remLineWhenBlank(ALLOCNOEL_TEXTE,1)=%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6">%=remLineWhenBlank(ALLOCNOEL_DECOMPTE)=%</text:p>
          </table:table-cell>
          <table:table-cell table:style-name="Tableau2.A1" office:value-type="string">
            <text:p text:style-name="P13">%=CHF_ALLN=%</text:p>
          </table:table-cell>
          <table:table-cell table:style-name="Tableau2.A1" office:value-type="string">
            <text:p text:style-name="P7">%=remLineWhenBlank(ALLOC_NOEL_TOTAL)=%</text:p>
          </table:table-cell>
        </table:table-row>
      </table:table>
      <text:p text:style-name="P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15">%=LIBELLE_SOLDE=%</text:p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4">%=CHF_SOLDE=%</text:p>
          </table:table-cell>
          <table:table-cell table:style-name="Tableau3.A1" office:value-type="string">
            <text:p text:style-name="P14">%=TOTAL_SOLDE=%</text:p>
          </table:table-cell>
        </table:table-row>
      </table:table>
      <text:p text:style-name="P6"/>
      <text:p text:style-name="P6">%=remLineWhenBlank(DECOMPTE_TEXTE,1)=%</text:p>
      <text:p text:style-name="P6"/>
      <text:p text:style-name="P6">%=REMARQUE_MONTANT=%</text:p>
      <text:p text:style-name="P6"/>
      <text:p text:style-name="P17">%=remLineWhenBlank(REMARQUE_TITLE,1)=%</text:p>
      <text:p text:style-name="P8">%=remLineWhenBlank(REMARQUE_DECOMPTE,1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/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style:style style:name="DefaultMembreFamilles" style:family="paragraph" style:parent-style-name="Standard" style:class="text" style:master-page-name="">
      <style:paragraph-properties style:page-number="auto"/>
      <style:text-properties fo:font-size="6pt" style:font-size-asian="8pt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9cm" fo:margin-bottom="1.28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1-03-25T10:54:29</meta:creation-date>
    <dc:date>2021-03-18T11:58:02.57</dc:date>
    <meta:editing-cycles>67</meta:editing-cycles>
    <meta:editing-duration>P3DT3H6M1S</meta:editing-duration>
    <meta:document-statistic meta:table-count="3" meta:image-count="0" meta:object-count="0" meta:page-count="1" meta:paragraph-count="20" meta:word-count="24" meta:character-count="577"/>
    <meta:user-defined meta:name="Info 1"/>
    <meta:user-defined meta:name="Info 2"/>
    <meta:user-defined meta:name="Info 3"/>
    <meta:user-defined meta:name="Info 4"/>
  </office:meta>
</office:document-meta>
</file>